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2986in" table:align="margins"/>
    </style:style>
    <style:style style:name="Table1.A" style:family="table-column">
      <style:table-column-properties style:column-width="6.2986in" style:rel-column-width="65535*"/>
    </style:style>
    <style:style style:name="Table1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e62ce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7d2a5" style:text-blinking="false" fo:background-color="transparent"/>
    </style:style>
    <style:style style:name="P4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officeooo:paragraph-rsid="002e62ce"/>
    </style:style>
    <style:style style:name="P5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fo:font-weight="normal" officeooo:paragraph-rsid="002e62ce" style:font-weight-asian="normal" style:font-weight-complex="normal"/>
    </style:style>
    <style:style style:name="P6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7d2a5" style:text-blinking="false" fo:background-color="transparent"/>
    </style:style>
    <style:style style:name="P7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9e774" officeooo:paragraph-rsid="002e62ce" style:text-blinking="false" fo:background-color="transparent" style:font-weight-asian="normal" style:font-weight-complex="normal"/>
    </style:style>
    <style:style style:name="P8" style:family="paragraph" style:parent-style-name="Text_20_body" style:list-style-name="L1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e62ce" style:text-blinking="false" fo:background-color="transparent"/>
    </style:style>
    <style:style style:name="P9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7d2a5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9e774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29e774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officeooo:rsid="0029e774" style:text-blinking="false" fo:background-color="transparent" loext:char-shading-value="0" style:font-style-asian="italic" style:font-style-complex="italic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a9c75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c8431" style:text-blinking="false" fo:background-color="transparent" loext:char-shading-value="0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12807" style:text-blinking="false" fo:background-color="transparent" loext:char-shading-value="0" style:font-size-asian="14pt" style:font-weight-asian="bold" style:font-size-complex="14pt" style:font-weight-complex="bol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Actividad</text:span><text:span text:style-name="T5"> </text:span><text:span text:style-name="T8">5</text:span><text:span text:style-name="T7">.</text:span><text:span text:style-name="T9">2</text:span><text:span text:style-name="T5">. </text:span><text:span text:style-name="T9">Son buenas</text:span></text:p>
      <text:p text:style-name="P6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T1">Pastilla: </text:span><text:span text:style-name="T2">E</text:span></text:p>
            <text:p text:style-name="P5"><text:span text:style-name="T3">E</text:span></text:p>
          </table:table-cell>
        </table:table-row>
      </table:table>
      <text:p text:style-name="P2"/>
      <text:list xml:id="list134842866" text:style-name="L1">
        <text:list-header>
          <text:p text:style-name="P8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9-06T21:36:39.642000000</dc:date>
    <meta:editing-duration>PT35M8S</meta:editing-duration>
    <meta:editing-cycles>29</meta:editing-cycles>
    <meta:generator>LibreOffice/6.1.0.3$Windows_X86_64 LibreOffice_project/efb621ed25068d70781dc026f7e9c5187a4decd1</meta:generator>
    <meta:document-statistic meta:table-count="1" meta:image-count="0" meta:object-count="0" meta:page-count="1" meta:paragraph-count="3" meta:word-count="7" meta:character-count="37" meta:non-whitespace-character-count="33"/>
  </office:meta>
</office:document-meta>
</file>